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8028in" fo:margin-left="0.4549in" table:align="left"/>
    </style:style>
    <style:style style:name="Table1.A" style:family="table-column">
      <style:table-column-properties style:column-width="4.8028in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4.6542in" fo:margin-left="0.5347in" table:align="left"/>
    </style:style>
    <style:style style:name="Table2.A" style:family="table-column">
      <style:table-column-properties style:column-width="4.6542in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4.6222in" fo:margin-left="0.5569in" table:align="left"/>
    </style:style>
    <style:style style:name="Table3.A" style:family="table-column">
      <style:table-column-properties style:column-width="4.6222in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4" style:family="table">
      <style:table-properties style:width="4.5667in" fo:margin-left="0.6014in" table:align="left"/>
    </style:style>
    <style:style style:name="Table4.A" style:family="table-column">
      <style:table-column-properties style:column-width="4.5667in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00e47ac" officeooo:paragraph-rsid="000e47ac"/>
    </style:style>
    <style:style style:name="P2" style:family="paragraph" style:parent-style-name="Standard">
      <style:text-properties officeooo:rsid="000e47ac" officeooo:paragraph-rsid="001149ee"/>
    </style:style>
    <style:style style:name="P3" style:family="paragraph" style:parent-style-name="Standard">
      <style:text-properties style:font-name="Liberation Sans" fo:font-weight="bold" officeooo:rsid="000e47ac" officeooo:paragraph-rsid="000e47ac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0e47ac" officeooo:paragraph-rsid="001149ee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1149ee" officeooo:paragraph-rsid="001149ee" style:font-weight-asian="bold" style:font-weight-complex="bold"/>
    </style:style>
    <style:style style:name="P6" style:family="paragraph" style:parent-style-name="Standard">
      <style:text-properties style:font-name="Liberation Sans" fo:font-size="14pt" fo:font-weight="bold" officeooo:rsid="000e47ac" officeooo:paragraph-rsid="000e47ac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ans" officeooo:rsid="000e47ac" officeooo:paragraph-rsid="000e47ac"/>
    </style:style>
    <style:style style:name="P8" style:family="paragraph" style:parent-style-name="Standard">
      <style:paragraph-properties>
        <style:tab-stops>
          <style:tab-stop style:position="0.3161in"/>
        </style:tab-stops>
      </style:paragraph-properties>
      <style:text-properties style:font-name="Liberation Sans" officeooo:rsid="000e47ac" officeooo:paragraph-rsid="001149ee"/>
    </style:style>
    <style:style style:name="P9" style:family="paragraph" style:parent-style-name="Standard">
      <style:text-properties style:font-name="Liberation Sans" officeooo:rsid="000e47ac" officeooo:paragraph-rsid="000fe994"/>
    </style:style>
    <style:style style:name="P10" style:family="paragraph" style:parent-style-name="Standard">
      <style:paragraph-properties>
        <style:tab-stops>
          <style:tab-stop style:position="1.4335in"/>
        </style:tab-stops>
      </style:paragraph-properties>
      <style:text-properties style:font-name="Liberation Sans" officeooo:rsid="000e47ac" officeooo:paragraph-rsid="000e47ac"/>
    </style:style>
    <style:style style:name="P11" style:family="paragraph" style:parent-style-name="Standard">
      <style:text-properties style:font-name="Liberation Sans" officeooo:rsid="000e47ac" officeooo:paragraph-rsid="001149ee"/>
    </style:style>
    <style:style style:name="P12" style:family="paragraph" style:parent-style-name="Standard">
      <style:text-properties style:font-name="Liberation Sans" officeooo:rsid="001149ee" officeooo:paragraph-rsid="001149ee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0e47ac" officeooo:paragraph-rsid="001149ee"/>
    </style:style>
    <style:style style:name="P14" style:family="paragraph" style:parent-style-name="Standard">
      <style:text-properties style:font-name="Liberation Sans" officeooo:rsid="00118464" officeooo:paragraph-rsid="001242ee"/>
    </style:style>
    <style:style style:name="T1" style:family="text">
      <style:text-properties officeooo:rsid="001149e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149ee" fo:background-color="#ffff00" loext:char-shading-value="0"/>
    </style:style>
    <style:style style:name="T4" style:family="text">
      <style:text-properties officeooo:rsid="00118464" fo:background-color="#ffff00" loext:char-shading-value="0"/>
    </style:style>
    <style:style style:name="T5" style:family="text">
      <style:text-properties officeooo:rsid="001242ee" fo:background-color="#ffff00" loext:char-shading-value="0"/>
    </style:style>
    <style:style style:name="T6" style:family="text">
      <style:text-properties officeooo:rsid="001242ee"/>
    </style:style>
    <style:style style:name="T7" style:family="text">
      <style:text-properties officeooo:rsid="000e47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rst-Time Git Setup</text:p>
      <text:p text:style-name="P1"/>
      <text:p text:style-name="P7">Now that you have Git on your system, <text:span text:style-name="T2">you </text:span><text:span text:style-name="T3">need</text:span> to do a few things to custom-</text:p>
      <text:p text:style-name="P11">ize your Git environme<text:span text:style-name="T2">nt </text:span><text:span text:style-name="T3">by setting some configuration variables</text:span><text:span text:style-name="T1">.</text:span> <text:s/>You should </text:p>
      <text:p text:style-name="P11"><text:span text:style-name="T3">only need set these variables </text:span><text:span text:style-name="T2">once on any given computer</text:span>; they’ll stick around </text:p>
      <text:p text:style-name="P11">between upgrades. You can also change them at any time by running through</text:p>
      <text:p text:style-name="P11">the commands again.</text:p>
      <text:p text:style-name="P7"><text:s text:c="4"/>Git comes with a tool called git config that lets you get and set configura-</text:p>
      <text:p text:style-name="P11">tion variables that control all aspects of how Git looks and operates. <text:span text:style-name="T1">So lets </text:span></text:p>
      <text:p text:style-name="P12">what you must set...</text:p>
      <text:p text:style-name="P3"/>
      <text:p text:style-name="P3">Your Identity</text:p>
      <text:p text:style-name="P3"/>
      <text:p text:style-name="P7">The first thing you should do when you install Git is to set your user name and</text:p>
      <text:p text:style-name="P7">e-mail address. This is important because every Git commit uses this informa-</text:p>
      <text:p text:style-name="P7">tion, and it’s immutably baked into the commits you start creating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$ git config --global user.name "John Doe"</text:p>
            <text:p text:style-name="P7">$ git config --global user.email johndoe@example.com</text:p>
          </table:table-cell>
        </table:table-row>
      </table:table>
      <text:p text:style-name="P7"/>
      <text:p text:style-name="P7"><text:s text:c="4"/>Again, you need to do this only once if you pass the --global option, be-</text:p>
      <text:p text:style-name="P7">cause then Git will always use that information for anything you do on that sys-</text:p>
      <text:p text:style-name="P7">tem. If you want to override this with a different name or e-mail address for</text:p>
      <text:p text:style-name="P7">specific projects, you can run the command without the --global option when</text:p>
      <text:p text:style-name="P9">you’re in that project.</text:p>
      <text:p text:style-name="P9"><text:s text:c="4"/>Many of the GUI tools will help you do this when you first run them.</text:p>
      <text:p text:style-name="P1"/>
      <text:p text:style-name="P3">Your Editor</text:p>
      <text:p text:style-name="P1"/>
      <text:p text:style-name="P10">Now that your identity is set up, you can configure the default text editor that</text:p>
      <text:p text:style-name="P10">will be used when Git needs you to type in a message. If not configured, Git uses</text:p>
      <text:p text:style-name="P10">your system’s default editor, which is generally Vim. If you want to use a differ-</text:p>
      <text:p text:style-name="P10">ent text editor, such as Emacs, you can do the following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$ git config --global core.editor emacs</text:p>
          </table:table-cell>
        </table:table-row>
      </table:table>
      <text:p text:style-name="P10"/>
      <text:p text:style-name="P10"><text:s text:c="4"/>Vim and Emacs are popular text editors often used by developers on Unix</text:p>
      <text:p text:style-name="P10">based systems like Linux and Mac. If you are not familiar with either of</text:p>
      <text:p text:style-name="P10">these editors or are on a Windows system, you may need to search for in-</text:p>
      <text:p text:style-name="P10">structions for how to set up your favorite editor with Git. If you don’t set</text:p>
      <text:p text:style-name="P10">an editor like this and you don’t know what Vim or Emacs are, you will</text:p>
      <text:p text:style-name="P10">likely get into a really confusing state when they are launched.</text:p>
      <text:p text:style-name="P10"/>
      <text:p text:style-name="P3">Checking Your Settings</text:p>
      <text:p text:style-name="P1"/>
      <text:p text:style-name="P7">If you want to check your settings, you can use the git config --list com-</text:p>
      <text:p text:style-name="P7">mand to list all the settings Git can find at that point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$ git config --list</text:p>
            <text:p text:style-name="P7">user.name=John Doe</text:p>
            <text:p text:style-name="P7"><text:soft-page-break/>user.email=johndoe@example.com</text:p>
            <text:p text:style-name="P7">40Getting Help</text:p>
            <text:p text:style-name="P7">color.status=auto</text:p>
            <text:p text:style-name="P7">color.branch=auto</text:p>
            <text:p text:style-name="P7">color.interactive=auto</text:p>
            <text:p text:style-name="P7">color.diff=auto</text:p>
            <text:p text:style-name="P7">...</text:p>
          </table:table-cell>
        </table:table-row>
      </table:table>
      <text:p text:style-name="P7"/>
      <text:p text:style-name="P7"><text:s text:c="4"/>You may see keys more than once, because Git reads the same key from dif-</text:p>
      <text:p text:style-name="P7">ferent files ( /etc/gitconfig and ~/.gitconfig , for example). In this case,</text:p>
      <text:p text:style-name="P7">Git uses the last value for each unique key it sees.</text:p>
      <text:p text:style-name="P7"><text:s text:c="4"/>You can also check what Git thinks a specific key’s value is by typing git</text:p>
      <text:p text:style-name="P7">config &lt;key&gt; 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$ git config user.name</text:p>
            <text:p text:style-name="P7">John Doe</text:p>
          </table:table-cell>
        </table:table-row>
      </table:table>
      <text:p text:style-name="P5"/>
      <text:p text:style-name="P5">Configuration Files</text:p>
      <text:p text:style-name="P11"/>
      <text:p text:style-name="P14"><text:span text:style-name="T2">After installation no configuration files exist until </text:span><text:span text:style-name="T5">you</text:span><text:span text:style-name="T2"> set your identity. </text:span><text:span text:style-name="T7">The config-</text:span></text:p>
      <text:p text:style-name="P14"><text:span text:style-name="T7">uration variables can be stored in three different </text:span><text:span text:style-name="T2">files</text:span><text:span text:style-name="T7">:</text:span></text:p>
      <text:p text:style-name="P13">1. /etc/gitconfig file: Contains values for every user on the system and</text:p>
      <text:p text:style-name="P13">all their repositories. If you pass the option --system to git config , it</text:p>
      <text:p text:style-name="P13">reads and writes from this file specifically.</text:p>
      <text:p text:style-name="P13">2. ~/.gitconfig or ~/.config/git/config file: Specific to your user.</text:p>
      <text:p text:style-name="P13">You can make Git read and write to this file specifically by passing the --</text:p>
      <text:p text:style-name="P13">global option. <text:span text:style-name="T4">This is the option we used above to set your Git identity.</text:span></text:p>
      <text:p text:style-name="P13">3. config file in the Git directory (that is, .git/config ) of whatever repos-</text:p>
      <text:p text:style-name="P13">itory you’re currently using: Specific to that single repository.</text:p>
      <text:p text:style-name="P8"><text:s text:c="4"/>Each level overrides values in the previous level, so values in .git/config</text:p>
      <text:p text:style-name="P11">trump those in /etc/gitconfig.</text:p>
      <text:p text:style-name="P11"><text:s text:c="4"/>On Windows systems, Git looks for the .gitconfig file in the $HOME directory (</text:p>
      <text:p text:style-name="P11"><text:s/>C:\Users\$USER for most people). It also still looks for /etc/gitconfig ,</text:p>
      <text:p text:style-name="P11">although it’s relative to the MSys root, which is wherever you decide to install</text:p>
      <text:p text:style-name="P11">Git on your Windows system when you run the installer.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4:51:57.698587258</meta:creation-date>
    <dc:date>2015-04-23T17:20:10.987641585</dc:date>
    <meta:editing-duration>PT44M12S</meta:editing-duration>
    <meta:editing-cycles>5</meta:editing-cycles>
    <meta:generator>LibreOffice/4.3.3.2$Linux_X86_64 LibreOffice_project/430m0$Build-2</meta:generator>
    <meta:document-statistic meta:table-count="4" meta:image-count="0" meta:object-count="0" meta:page-count="2" meta:paragraph-count="69" meta:word-count="670" meta:character-count="3785" meta:non-whitespace-character-count="3155"/>
  </office:meta>
</office:document-meta>
</file>